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11c13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tyle="normal" fo:font-weight="normal" officeooo:rsid="00139752" officeooo:paragraph-rsid="00011c13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011c13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11c1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tyle="normal" fo:font-weight="bold" officeooo:rsid="001c7e33" officeooo:paragraph-rsid="00011c13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bold" officeooo:rsid="001324c1" officeooo:paragraph-rsid="00011c13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011c1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11c1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weight="normal" officeooo:rsid="00052280" officeooo:paragraph-rsid="00011c1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011c1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5e175" officeooo:paragraph-rsid="00011c1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paragraph-rsid="00011c13"/>
    </style:style>
    <style:style style:name="P13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11c1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11c1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11c1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a933" fo:font-style="italic" fo:font-weight="bold" officeooo:rsid="00137ef6" officeooo:paragraph-rsid="00011c13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11c13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11c13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052280" officeooo:paragraph-rsid="00011c13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011c1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2280"/>
    </style:style>
    <style:style style:name="T4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officeooo:rsid="0004f2e5"/>
    </style:style>
    <style:style style:name="T7" style:family="text">
      <style:text-properties officeooo:rsid="001324c1"/>
    </style:style>
    <style:style style:name="T8" style:family="text">
      <style:text-properties officeooo:rsid="0005e175"/>
    </style:style>
    <style:style style:name="T9" style:family="text">
      <style:text-properties fo:color="#000000" fo:font-style="normal" fo:font-weight="normal" officeooo:rsid="0005e175" style:font-style-asian="normal" style:font-weight-asian="normal" style:font-style-complex="normal" style:font-weight-complex="normal"/>
    </style:style>
    <style:style style:name="T10" style:family="text">
      <style:text-properties fo:color="#000000" fo:font-style="normal" fo:font-weight="normal" officeooo:rsid="002671fb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052280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011c13" style:font-style-asian="normal" style:font-weight-asian="normal" style:font-style-complex="normal" style:font-weight-complex="normal"/>
    </style:style>
    <style:style style:name="T13" style:family="text">
      <style:text-properties officeooo:rsid="00011c13"/>
    </style:style>
    <style:style style:name="T14" style:family="text">
      <style:text-properties fo:font-style="normal" officeooo:rsid="00011c13" style:font-style-asian="normal" style:font-style-complex="normal"/>
    </style:style>
    <style:style style:name="T15" style:family="text">
      <style:text-properties officeooo:rsid="001397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YBE</text:p>
      <text:p text:style-name="P12"><text:span text:style-name="T4">Modulo I</text:span><text:span text:style-name="T5">V</text:span><text:span text:style-name="T4"> – Ciência da Computação</text:span></text:p>
      <text:p text:style-name="P13"/>
      <text:p text:style-name="P13"/>
      <text:p text:style-name="P14"><text:span text:style-name="T3">Bloco 38 - Estrutura de Dados: Hash e Set</text:span></text:p>
      <text:p text:style-name="P9"/>
      <text:p text:style-name="P10"/>
      <text:p text:style-name="P15"><text:span text:style-name="T6">1)</text:span> <text:span text:style-name="T3">Estrutura de dados </text:span><text:span text:style-name="T13">I</text:span><text:span text:style-name="T3">I - Hash maps &amp; Dic</text:span><text:span text:style-name="T13">t</text:span></text:p>
      <text:p text:style-name="P16"/>
      <text:p text:style-name="P17"/>
      <text:p text:style-name="P18">O que é hashing em computação</text:p>
      <text:p text:style-name="P18"/>
      <text:p text:style-name="P1"><text:span text:style-name="T13">Bla</text:span></text:p>
      <text:p text:style-name="P1"/>
      <text:p text:style-name="P18">Hashmap: usando hashing para estruturar dados</text:p>
      <text:p text:style-name="P18"/>
      <text:p text:style-name="P1"><text:span text:style-name="T13">Bla</text:span></text:p>
      <text:p text:style-name="P1"/>
      <text:p text:style-name="P18">Quando duas chaves diferentes resultam no mesmo address</text:p>
      <text:p text:style-name="P18"/>
      <text:p text:style-name="P1"><text:span text:style-name="T13">Bla</text:span></text:p>
      <text:p text:style-name="P1"/>
      <text:p text:style-name="P18">A classe Dict de Python</text:p>
      <text:p text:style-name="P18"/>
      <text:p text:style-name="P1"><text:span text:style-name="T13">Bla</text:span></text:p>
      <text:p text:style-name="P1"/>
      <text:p text:style-name="P18">Resumo do conteúdo e resolução de problemas</text:p>
      <text:p text:style-name="P19"/>
      <text:p text:style-name="P1"><text:span text:style-name="T13">Bla</text:span></text:p>
      <text:p text:style-name="P1"/>
      <text:p text:style-name="P7">Dicas diversas</text:p>
      <text:p text:style-name="P6"/>
      <text:p text:style-name="P20"><text:span text:style-name="T10">→ </text:span><text:span text:style-name="T12">Bla</text:span></text:p>
      <text:p text:style-name="P5">------------------------------------------------------------------------------------------------------------------------</text:p>
      <text:p text:style-name="P5"/>
      <text:p text:style-name="P15"><text:span text:style-name="T13">2</text:span><text:span text:style-name="T6">)</text:span> <text:span text:style-name="T3">Estrutura de dados II - Set</text:span></text:p>
      <text:p text:style-name="P16"/>
      <text:p text:style-name="P17"/>
      <text:p text:style-name="P18">Conceito de conjuntos</text:p>
      <text:p text:style-name="P18"/>
      <text:p text:style-name="P11"><text:span text:style-name="T14">Bla</text:span></text:p>
      <text:p text:style-name="P11"><text:span text:style-name="T14"/></text:p>
      <text:p text:style-name="P18">Formas de se representar conjuntos</text:p>
      <text:p text:style-name="P18"/>
      <text:p text:style-name="P11"><text:span text:style-name="T14">Bla</text:span></text:p>
      <text:p text:style-name="P11"><text:span text:style-name="T14"/></text:p>
      <text:p text:style-name="P18">Criando a classe Conjunto</text:p>
      <text:p text:style-name="P18"/>
      <text:p text:style-name="P11"><text:span text:style-name="T14">Bla</text:span></text:p>
      <text:p text:style-name="P11"><text:span text:style-name="T14"/></text:p>
      <text:p text:style-name="P18">A classe Set</text:p>
      <text:p text:style-name="P18"><text:soft-page-break/></text:p>
      <text:p text:style-name="P11"><text:span text:style-name="T14">Bla</text:span></text:p>
      <text:p text:style-name="P11"><text:span text:style-name="T14"/></text:p>
      <text:p text:style-name="P18">Resumão + resolução de problemas</text:p>
      <text:p text:style-name="P18"/>
      <text:p text:style-name="P11"><text:span text:style-name="T14">Bla</text:span></text:p>
      <text:p text:style-name="P1"/>
      <text:p text:style-name="P7">Dicas diversas</text:p>
      <text:p text:style-name="P6"/>
      <text:p text:style-name="P20"><text:span text:style-name="T10">→ </text:span><text:span text:style-name="T12">Bla</text:span></text:p>
      <text:p text:style-name="P5">------------------------------------------------------------------------------------------------------------------------</text:p>
      <text:p text:style-name="P5"/>
      <text:p text:style-name="P15"><text:span text:style-name="T13">3</text:span><text:span text:style-name="T6">)</text:span> Projeto – <text:span text:style-name="T13">Restaurant Orders</text:span></text:p>
      <text:p text:style-name="P15"/>
      <text:p text:style-name="P2">Dicas diversas do projeto:</text:p>
      <text:p text:style-name="P4">Bla</text:p>
      <text:p text:style-name="P3"/>
      <text:p text:style-name="P3"/>
      <text:p text:style-name="P5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6:19:57.031231742</meta:creation-date>
    <dc:date>2021-04-13T16:26:55.626606248</dc:date>
    <meta:editing-duration>PT7M</meta:editing-duration>
    <meta:editing-cycles>1</meta:editing-cycles>
    <meta:document-statistic meta:table-count="0" meta:image-count="0" meta:object-count="0" meta:page-count="2" meta:paragraph-count="35" meta:word-count="114" meta:character-count="958" meta:non-whitespace-character-count="877"/>
    <meta:generator>LibreOffice/6.4.6.2$Linux_X86_64 LibreOffice_project/40$Build-2</meta:generator>
  </office:meta>
</office:document-meta>
</file>